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7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79 or later]</text:p>
      <text:p text:style-name="P2">Month<text:tab/><text:tab/><text:tab/><text:tab/><text:tab/><text:tab/></text:p>
      <text:p text:style-name="P2">Year<text:tab/><text:tab/><text:tab/><text:tab/><text:tab/><text:tab/>[1879 or later]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'nai B'rith; Sabbath (Jewish law)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Helen W. Ludlow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5">[Note: The number "158" is written in pencil and circled in the top right corner of the page.]</text:p>
      <text:p text:style-name="P5"/>
      <text:p text:style-name="P6">About Sabbath-breaking/</text:p>
      <text:p text:style-name="P6">&amp; the Convention of B B in 1879/</text:p>
      <text:p text:style-name="P6"/>
      <text:p text:style-name="P5">[Page 1]</text:p>
      <text:p text:style-name="P5">Brethren! <text:s/>A school which commends itself/ to the sympathy of all the right-minded, exists in the/ state of Virginia. <text:s/>Its foundation is due to a senti-/-ment, that recognizes in every being gifted with the/ power of uttering words intelligently, a capacity for self-/improvement. <text:s/>If that institution succeeds, as I trust,/ in the beneficent ends it purposes to attain, it will/ make the theories, which man's narrow wisdom has built,/ dissolve into air. <text:s/>It will show that divisions of races,/ like divisions of languages, are not the effect of a dif-/-ference of descent in the origin work of creation; that/ not because a portion of the human family, styled/ Caucasians, is through a freak of nature, of a superior/ breed, has knowledge spread far and wide in its midst./ <text:s/>It will demonstrably <text:span text:style-name="T2">show</text:span><text:span text:style-name="T4"> prove, that others, fancifully/ classified as Indians or Ethiopians, if equally favored/ by circumstances would have risen as high in the scale/ of civilization. <text:s/>The Virginia school will afford the/ clearest evidence, that to say, this caste was by physi-/-cal confirmation intended to serve, and that to rule,/</text:span></text:p>
      <text:p text:style-name="P5"><text:span text:style-name="T4"/></text:p>
      <text:p text:style-name="P5"><text:span text:style-name="T4">[Page 2]</text:span></text:p>
      <text:p text:style-name="P5"><text:span text:style-name="T4">this was placed beyond the reach of progress, and/ that possesses an exclusive right to monopolize </text:span><text:soft-page-break/><text:span text:style-name="T4">learn-/-ing, as unscientific as well as unrighteous. <text:s/>I have/ always considered it wrong in any, but specially/ in an Israelite, to draw dividing lines among/ God's sentient creatures. <text:s/>Believing in the Hebrew/ Bible, and unequivocally admitting a common ex-/-traction to mankind, I held fast to the doctrine/ of human perfectibility, and rejoiced at every effort/ to bring it about. <text:s/>I do not scruple/ to acknowledge, that, while glorying in being a/ Jew,--divinely chosen, not as an object of predilection,/ but as a receptacle of precious truths--, I have admired "the/ Society of Friends" for its abiding confidence in the/ crowning work of God, and for its unwearied endeavours/ to draw out by gentleness and kindly consideration,/ whatever is inherently good in the nature of man./ <text:s/>I am not certain that the Hampton Institute,/ in which the lean-savage red-skin[n]ed, and the illiterate/ black learn to copy the whites, in what is worth emu-/-lating, receives support from that liberal denomi-/-nation. <text:s/>I incline to think that the Quaker/</text:span></text:p>
      <text:p text:style-name="P5"><text:span text:style-name="T4"/></text:p>
      <text:p text:style-name="P5"><text:span text:style-name="T4">[Page 3]</text:span></text:p>
      <text:p text:style-name="P5"><text:span text:style-name="T4">element is felt there, as are many a philanthro-/-pic undertaking, but my reference to it and to/ the school patronized by the progressive, was meant/ this day, as a lesson to our own selves, the disciples/ of Moses./</text:span></text:p>
      <text:p text:style-name="P5"><text:span text:style-name="T4">Among the agencies put forth to improve the in-/-mates of the Virginia institution is the publication/ of pamphlets, written in easy style. <text:s/>The topics/ discussed are moral and historical. <text:s/>They broaden the/ mind, without fatiguing it. <text:s/>They appeal to the/ heart, softening the roughness of character, and refusing/ manners. <text:s/>I was lent one of these tracts. <text:s/>I read/ it and my gratification increased as I proceeded. <text:s/>In it/ a Christian woman related to heathens and Christians,/ what the greatest prophet among Jews had recommended,/ in order to keep health and strength, the chief instruments/ to work out human happiness. <text:s/>She assured her/ pupils that by attending to the rules, Moses laid/ down for cleanliness,--purity in the flesh, in thought/ and words--, practical righteousness is observed, and we/ do what is just to ourselves, and to one another./</text:span></text:p>
      <text:p text:style-name="P5"><text:span text:style-name="T4"/></text:p>
      <text:p text:style-name="P5"><text:span text:style-name="T4">[Page 4]</text:span></text:p>
      <text:p text:style-name="P5"><text:span text:style-name="T4">Mark! <text:s/>Not a minister still clinging to "old/ Judaism" spoke in a strain, laudatory of our law-/giver; but a person born outside of the ancient faith./ <text:s/>She explained the </text:span><text:span text:style-name="T2">wor</text:span><text:span text:style-name="T4"> depth of wisdom discovered in command-/-ments, which concern our eating and drinking, the/ internal arrangement of our households, the treatment/ of bodily ailments, the performance of all physical/ functions. <text:s/>The teacher did not paint that por-/-trait in black colours and call it, as some Doctors/ of Divinity in Israel term levitical and ceremonial/ precepts, "the kitchen[?] of religion," "the Ghetto's regime"./ <text:s/>Oh no! she pictured it </text:span><text:span text:style-name="T2">in</text:span><text:span text:style-name="T4"> brightly, and pointed out/ one by one the beauties and merits her delineation possesses./ <text:s/>As natural, the authoress of the pamphlet,/ looked upon the laws of the Pentateuch from a different/ stand-point than we Israelites ought to regard them. <text:s/>For/ that </text:span><text:span text:style-name="T2">we must make</text:span><text:span text:style-name="T4"> every allowance should be made. <text:s/>Referring/ to the ordinance of resting one day in seven, she/ remarked that a change in that regulation, </text:span><text:span text:style-name="T2">would</text:span><text:span text:style-name="T4"> must/ be inevitably injurious to our constitution. <text:s/>The/ attempt to alter it was once </text:span><text:span text:style-name="T2">made</text:span><text:span text:style-name="T4"> tried by </text:span><text:span text:style-name="T2">the</text:span><text:span text:style-name="T4"> French/ revolutionists, who, running to excesses, would fain/</text:span></text:p>
      <text:p text:style-name="P5"><text:span text:style-name="T4"/></text:p>
      <text:p text:style-name="P5"><text:span text:style-name="T4">[Page 5]</text:span></text:p>
      <text:p text:style-name="P5"><text:span text:style-name="T4">dethrone the Supreme, and set up fallible reason/ as an all sufficient guide, but the undertaking/ proved a dead failure. <text:s/>The twelfth days Sabbath,/ or rather revelry, to spite religion, did not agree/ with man's muscles, and the wisdom of Moses/ was vindicated. <text:s/>But that which Miss/ Helen W. Ludlow declares a measure preservative/ of health and strength, the sacred pages we have/ recited this morning, represent besides, as our/ people's </text:span><text:span text:style-name="T2">first</text:span><text:span text:style-name="T4"> entrance into the temple of spirituality./ <text:s/>The Sabbath was the first statute whose keeping/ would grace our persons with the badge of a celestial/ order. <text:s/>It is the most honorable of all badges, because/ it comes from the highest. <text:s/>The gift of the Sabbath/ ([Hebrew]) had precedence to the glory of Sinai./ <text:s/>The evidence of its divine origin was renewed fifty two/ times in a year, during </text:span><text:soft-page-break/><text:span text:style-name="T4">forty years. <text:s/>A whole popu-/-lation visibly saw it and transmitted it to posterity,/ that it might be never forgotten. <text:s/>The master of/ eloquence expressed it well, when he said "If thou/ refrainest thy foot for the sake of the Sabbath...../ (then wilt thou be seem, even as if) riding on the altitudes of the earth"/</text:span></text:p>
      <text:p text:style-name="P5"><text:span text:style-name="T4"/></text:p>
      <text:p text:style-name="P5"><text:span text:style-name="T4">[Page 6]</text:span></text:p>
      <text:p text:style-name="P5"><text:span text:style-name="T4">Is it not then a sign of our decline, that a body of/ men trying to prove the genuineness of its mission by/ displaying before the world a badge, on which is embla-/-zoned in golden letters "sons of the covenant" did not/ restrain the foot on the Sabbath day? <text:s/>Is it not astound-/-ing, that a rare occasion should be marked by the dese-/-cration of the all-important statute of God?/</text:span></text:p>
      <text:p text:style-name="P5"><text:span text:style-name="T4">I shall pass no strictures on the selection of the place when/ hospitably to entertain Hebrew delegates, during their/ five day's sojourn in our midst. <text:s/>When I recall/ the incident which occurred last summer in Milwaukee,/ I congratulate myself, at all events, on its not having/ been reenacted in Philadelphia. <text:s/>For there, to welcome/ a convention represented by a number of our ministers,/ food which the letter of the Law forbid, was served at/ a sumptuous banquet. <text:s/>The inconsistent madness/ was not perpetrated at the repast given last week/ in our city. <text:s/>But I cannot forbear lamenting the/ fact that with a few exceptions, the two hundred and fifty/ men who </text:span><text:span text:style-name="T2">wl</text:span><text:span text:style-name="T4"> met at St George's hall, in the capacity of/ exponents of Jewish principles, travelled[sic!] on the Sabbath to arrive/</text:span></text:p>
      <text:p text:style-name="P5"><text:span text:style-name="T4"/></text:p>
      <text:p text:style-name="P5"><text:span text:style-name="T4">[Page 7]</text:span></text:p>
      <text:p text:style-name="P5"><text:span text:style-name="T4">here the following Sunday. <text:s/>What avail rhetorical/ polish and oratorical eloquence to extol Mosaic verities,/ of that which underlies Mosaism is uprooted? <text:s/>Oh!/ give me the </text:span><text:span text:style-name="T2">bil</text:span><text:span text:style-name="T4"> blunt honesty of our fathers, their rough/ sincerity! <text:s/>Admit, that asylums and hospi-/-tals, public libraries and Hebrew consulates </text:span><text:span text:style-name="T5">are</text:span><text:span text:style-name="T6"> aided/ or maintained by the order of Beni Berith, what/of the fosterer of those organizations, is conspicuous/ for the rejection of the Sabbath? <text:s/>Can it lay claim/ to having fulfilled the mission which the title it bears/ implies? <text:s/>Most assuredly not. <text:s/>Beneficent it may/ be called; humanitarian may confessedly be a fitting/ name, but "custodian and propagator of the covenant,"/ would sound like a satire when applied to a corporation,/ heedless of the sanctity of the Sabbath. <text:s/>For, I find written/ in our Parasha "See, that the </text:span><text:span text:style-name="T5">Lord</text:span><text:span text:style-name="T6"> hath given you the Sabbath"/ [Hebrew] 'See, the gem given to your safe-/-keeping" <text:s/>Grace had her olympiads, Rome her ides, Israel/ alone had the Sabbath, the spiritual day, typical of that/ in which the righteous sit enthroned in glorious repose./ <text:s/>The recognition of revelation is interwoven with that precept./ <text:s/>Trample upon it, and the very heart of Judaism ceases to throb./</text:span></text:p>
      <text:p text:style-name="P5"><text:span text:style-name="T6"/></text:p>
      <text:p text:style-name="P5"><text:span text:style-name="T6">[Page 8]</text:span></text:p>
      <text:p text:style-name="P5"><text:span text:style-name="T6">Hence upon it more than upon any other ceremonial tenets, have/ prophets of early and later ages dwelt with frequency and/ emphasis. <text:s/>I find no fault with the noble-minded/ Christian, who instructs her charges to rest one day out of/ seven, in obedience to the laws of nature, which are also/ the laws of God. <text:s/>I lodge no complaint whatever against/ Quakers, who recognize only the </text:span><text:span text:style-name="T3">p</text:span><text:span text:style-name="T6"> ministry of morality./ <text:s/>My reproof is directed against individuals, who ought/ to see in the seventh day a seal to their credentials/ as priests of a grand idea, and notwithstanding many/ public professions, defile it in an open manner./ <text:s/>Surely: they might have so </text:span><text:span text:style-name="T3">disposed</text:span><text:span text:style-name="T6"> apportioned their time, that the/ revision of the Bene Berith ritual, should not occasion/ the violation </text:span><text:span text:style-name="T3">the violation</text:span><text:span text:style-name="T6"> of the ancestral code, even if/ compelled thereby to forego diversions, and a convivial gathering./ <text:s/>What a glory it would have shed on the order, if its general/ assembly, mindful of a religious duty, had not contemplated/ the </text:span><text:span text:style-name="T3">consuming</text:span><text:span text:style-name="T6"> devoting of nearly a whole day to purposes foreign to/ the object; if it had begun its setting a day later, to restrain/ the foot on the sabbath! <text:s/>We would now point to it, with pride,/ in the face of a gentile world, for honesty of professions and unswerving consistency./</text:span></text:p>
      <text:p text:style-name="P5"><text:span text:style-name="T6"/></text:p>
      <text:p text:style-name="P5"><text:span text:style-name="T6">[Page 9]</text:span></text:p>
      <text:p text:style-name="P5"><text:soft-page-break/><text:span text:style-name="T6"><text:tab/>But the censure I felt prompted to express is not unqua-/-lified. <text:s/>I rejoice that to approve has fallen likewise to/ my lot. <text:s/>The last convention </text:span><text:span text:style-name="T3">of</text:span><text:span text:style-name="T6"> at Philadelphia rose to its/ height, when it acknowledged the services which the "Alliance/ Israelite Universelle" has rendered to Judaism. <text:s/>Becoming/ was the request that a supporting arm be extended to an/ organization which had drawn our brethren in the East/ out of the hiding place wherein they had sunk for centuries;/ which has forced them to walk erect, which is laboring/ hard to remove the crust of ignorance and superstition </text:span><text:span text:style-name="T3">whi</text:span><text:span text:style-name="T6"> that/ ages of oppression have formed. <text:s/>Yes: under the direction/ of that wide-spread corporation a systematic scheme for cultivating the/ soul, and the mind is chasing way sloth and clannishness./ <text:s/>Money is freely expended to elevate </text:span><text:span text:style-name="T3">a</text:span><text:span text:style-name="T6"> portions of our brethren/ hitherto cut off from the refining influences of civilized society./ <text:s/>A general atmosphere is being created, in which, </text:span><text:span text:style-name="T3">under</text:span><text:span text:style-name="T6"> through God's/ blessing, freedom will blossom, and pure Judaism bud and/ yield flowers. <text:s/>The American order of B. B. has urged that the/ festivity of Purim be enhanced by sending the European/ association greetings and tangible signs of approval. <text:s/>That/ [?] I heartily endorse. <text:s/>Joyful, doubly joyful will be/ the memory of our deliverance through such evidence of our brotherhood/ (Here follows an exhortation to members of the BBO./</text:span></text:p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31T13:43:37.23</meta:creation-date>
    <meta:document-statistic meta:table-count="0" meta:image-count="0" meta:object-count="0" meta:page-count="5" meta:paragraph-count="84" meta:word-count="1982" meta:character-count="12317"/>
    <dc:date>2012-07-31T14:51:56.36</dc:date>
    <dc:creator>Penn Libraries</dc:creator>
    <meta:editing-duration>PT00H00M10S</meta:editing-duration>
    <meta:editing-cycles>1</meta:editing-cycles>
    <meta:generator>OpenOffice.org/3.2$Win32 OpenOffice.org_project/320m12$Build-9483</meta:generator>
  </office:meta>
</office:document-meta>
</file>